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0.6008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2.8402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 style:data-style-name="N121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33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tru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</office:automatic-styles>
  <office:body>
    <office:spreadsheet>
      <table:calculation-settings table:case-sensitive="false" table:use-regular-expressions="false"/>
      <table:table table:name="DTGen" table:style-name="ta1">
        <office:forms form:automatic-focus="false" form:apply-design-mode="false"/>
        <table:table-header-columns>
          <table:table-column table:style-name="co1" table:default-cell-style-name="ce3"/>
          <table:table-column table:style-name="co2" table:default-cell-style-name="ce3"/>
          <table:table-column table:style-name="co3" table:default-cell-style-name="ce6"/>
          <table:table-column table:style-name="co4" table:default-cell-style-name="ce3"/>
          <table:table-column table:style-name="co5" table:default-cell-style-name="ce4"/>
        </table:table-header-columns>
        <table:table-column table:style-name="co6" table:number-columns-repeated="26" table:default-cell-style-name="ce10"/>
        <table:table-header-rows>
          <table:table-row table:style-name="ro1">
            <table:table-cell table:style-name="ce1" table:number-columns-repeated="2"/>
            <table:table-cell table:style-name="ce1" office:value-type="string">
              <text:p>Estimated</text:p>
            </table:table-cell>
            <table:table-cell table:style-name="ce1"/>
            <table:table-cell/>
            <table:table-cell table:style-name="ce8"/>
            <table:table-cell table:style-name="Default" table:number-columns-repeated="25"/>
          </table:table-row>
          <table:table-row table:style-name="ro1">
            <table:table-cell table:style-name="ce1" office:value-type="string">
              <text:p>Release</text:p>
            </table:table-cell>
            <table:table-cell table:style-name="ce1" office:value-type="string">
              <text:p>Weeks</text:p>
            </table:table-cell>
            <table:table-cell table:style-name="ce1" office:value-type="string">
              <text:p>Delivery Date</text:p>
            </table:table-cell>
            <table:table-cell table:style-name="ce1" office:value-type="string">
              <text:p>Description</text:p>
            </table:table-cell>
            <table:table-cell/>
            <table:table-cell table:style-name="ce8" office:value-type="string">
              <text:p>Week Ending:</text:p>
            </table:table-cell>
            <table:table-cell table:style-name="Default" table:number-columns-repeated="8"/>
            <table:table-cell table:style-name="ce8" office:value-type="string">
              <text:p>Week Ending:</text:p>
            </table:table-cell>
            <table:table-cell table:style-name="Default" table:number-columns-repeated="8"/>
            <table:table-cell table:style-name="ce8" office:value-type="string">
              <text:p>Week Ending:</text:p>
            </table:table-cell>
            <table:table-cell table:style-name="Default" table:number-columns-repeated="7"/>
          </table:table-row>
          <table:table-row table:style-name="ro2">
            <table:table-cell table:style-name="ce2" office:value-type="string" table:number-columns-spanned="2" table:number-rows-spanned="1">
              <text:p>Current AsOf:</text:p>
            </table:table-cell>
            <table:covered-table-cell table:style-name="ce2"/>
            <table:table-cell table:style-name="ce5" office:value-type="date" office:date-value="2012-07-13">
              <text:p>13-Jul-2012</text:p>
            </table:table-cell>
            <table:table-cell table:style-name="ce7"/>
            <table:table-cell/>
            <table:table-cell table:style-name="ce9" table:formula="of:=[.C3]+7" office:value-type="date" office:date-value="2012-07-20">
              <text:p>Jul 20</text:p>
            </table:table-cell>
            <table:table-cell table:style-name="ce9" table:formula="of:=[.F3]+7" office:value-type="date" office:date-value="2012-07-27">
              <text:p>Jul 27</text:p>
            </table:table-cell>
            <table:table-cell table:style-name="ce9" table:formula="of:=[.G3]+7" office:value-type="date" office:date-value="2012-08-03">
              <text:p>Aug 03</text:p>
            </table:table-cell>
            <table:table-cell table:style-name="ce9" table:formula="of:=[.H3]+7" office:value-type="date" office:date-value="2012-08-10">
              <text:p>Aug 10</text:p>
            </table:table-cell>
            <table:table-cell table:style-name="ce9" table:formula="of:=[.I3]+7" office:value-type="date" office:date-value="2012-08-17">
              <text:p>Aug 17</text:p>
            </table:table-cell>
            <table:table-cell table:style-name="ce9" table:formula="of:=[.J3]+7" office:value-type="date" office:date-value="2012-08-24">
              <text:p>Aug 24</text:p>
            </table:table-cell>
            <table:table-cell table:style-name="ce9" table:formula="of:=[.K3]+7" office:value-type="date" office:date-value="2012-08-31">
              <text:p>Aug 31</text:p>
            </table:table-cell>
            <table:table-cell table:style-name="ce9" table:formula="of:=[.L3]+7" office:value-type="date" office:date-value="2012-09-07">
              <text:p>Sep 07</text:p>
            </table:table-cell>
            <table:table-cell table:style-name="ce9" table:formula="of:=[.M3]+7" office:value-type="date" office:date-value="2012-09-14">
              <text:p>Sep 14</text:p>
            </table:table-cell>
            <table:table-cell table:style-name="ce9" table:formula="of:=[.N3]+7" office:value-type="date" office:date-value="2012-09-21">
              <text:p>Sep 21</text:p>
            </table:table-cell>
            <table:table-cell table:style-name="ce9" table:formula="of:=[.O3]+7" office:value-type="date" office:date-value="2012-09-28">
              <text:p>Sep 28</text:p>
            </table:table-cell>
            <table:table-cell table:style-name="ce9" table:formula="of:=[.P3]+7" office:value-type="date" office:date-value="2012-10-05">
              <text:p>Oct 05</text:p>
            </table:table-cell>
            <table:table-cell table:style-name="ce9" table:formula="of:=[.Q3]+7" office:value-type="date" office:date-value="2012-10-12">
              <text:p>Oct 12</text:p>
            </table:table-cell>
            <table:table-cell table:style-name="ce9" table:formula="of:=[.R3]+7" office:value-type="date" office:date-value="2012-10-19">
              <text:p>Oct 19</text:p>
            </table:table-cell>
            <table:table-cell table:style-name="ce9" table:formula="of:=[.S3]+7" office:value-type="date" office:date-value="2012-10-26">
              <text:p>Oct 26</text:p>
            </table:table-cell>
            <table:table-cell table:style-name="ce9" table:formula="of:=[.T3]+7" office:value-type="date" office:date-value="2012-11-02">
              <text:p>Nov 02</text:p>
            </table:table-cell>
            <table:table-cell table:style-name="ce9" table:formula="of:=[.U3]+7" office:value-type="date" office:date-value="2012-11-09">
              <text:p>Nov 09</text:p>
            </table:table-cell>
            <table:table-cell table:style-name="ce9" table:formula="of:=[.V3]+7" office:value-type="date" office:date-value="2012-11-16">
              <text:p>Nov 16</text:p>
            </table:table-cell>
            <table:table-cell table:style-name="ce9" table:formula="of:=[.W3]+7" office:value-type="date" office:date-value="2012-11-23">
              <text:p>Nov 23</text:p>
            </table:table-cell>
            <table:table-cell table:style-name="ce9" table:formula="of:=[.X3]+7" office:value-type="date" office:date-value="2012-11-30">
              <text:p>Nov 30</text:p>
            </table:table-cell>
            <table:table-cell table:style-name="ce9" table:formula="of:=[.Y3]+7" office:value-type="date" office:date-value="2012-12-07">
              <text:p>Dec 07</text:p>
            </table:table-cell>
            <table:table-cell table:style-name="ce9" table:formula="of:=[.Z3]+7" office:value-type="date" office:date-value="2012-12-14">
              <text:p>Dec 14</text:p>
            </table:table-cell>
            <table:table-cell table:style-name="ce9" table:formula="of:=[.AA3]+7" office:value-type="date" office:date-value="2012-12-21">
              <text:p>Dec 21</text:p>
            </table:table-cell>
            <table:table-cell table:style-name="ce9" table:formula="of:=[.AB3]+7" office:value-type="date" office:date-value="2012-12-28">
              <text:p>Dec 28</text:p>
            </table:table-cell>
            <table:table-cell table:style-name="ce9" table:formula="of:=[.AC3]+7" office:value-type="date" office:date-value="2013-01-04">
              <text:p>Jan 04</text:p>
            </table:table-cell>
            <table:table-cell table:style-name="ce9" table:formula="of:=[.AD3]+7" office:value-type="date" office:date-value="2013-01-11">
              <text:p>Jan 11</text:p>
            </table:table-cell>
          </table:table-row>
        </table:table-header-rows>
        <table:table-row table:style-name="ro1"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table:formula="of:=[.C3]+(7*[.B4])" office:value-type="date" office:date-value="2012-08-03">
            <text:p>03-Aug-2012</text:p>
          </table:table-cell>
          <table:table-cell office:value-type="string">
            <text:p>Minor/Simple Defects Repair</text:p>
          </table:table-cell>
          <table:table-cell/>
          <table:table-cell table:formula="of:=IF(AND([.F$3]&gt;[.$C3];[.F$3]&lt;=[.$C4]);&quot;X&quot;;&quot;&quot;)" office:value-type="string" office:string-value="X">
            <text:p>X</text:p>
          </table:table-cell>
          <table:table-cell table:formula="of:=IF(AND([.G$3]&gt;[.$C3];[.G$3]&lt;=[.$C4]);&quot;X&quot;;&quot;&quot;)" office:value-type="string" office:string-value="X">
            <text:p>X</text:p>
          </table:table-cell>
          <table:table-cell table:formula="of:=IF(AND([.H$3]&gt;[.$C3];[.H$3]&lt;=[.$C4]);&quot;X&quot;;&quot;&quot;)" office:value-type="string" office:string-value="X">
            <text:p>X</text:p>
          </table:table-cell>
          <table:table-cell table:formula="of:=IF(AND([.I$3]&gt;[.$C3];[.I$3]&lt;=[.$C4]);&quot;X&quot;;&quot;&quot;)">
            <text:p/>
          </table:table-cell>
          <table:table-cell table:formula="of:=IF(AND([.J$3]&gt;[.$C3];[.J$3]&lt;=[.$C4]);&quot;X&quot;;&quot;&quot;)">
            <text:p/>
          </table:table-cell>
          <table:table-cell table:formula="of:=IF(AND([.K$3]&gt;[.$C3];[.K$3]&lt;=[.$C4]);&quot;X&quot;;&quot;&quot;)">
            <text:p/>
          </table:table-cell>
          <table:table-cell table:formula="of:=IF(AND([.L$3]&gt;[.$C3];[.L$3]&lt;=[.$C4]);&quot;X&quot;;&quot;&quot;)">
            <text:p/>
          </table:table-cell>
          <table:table-cell table:formula="of:=IF(AND([.M$3]&gt;[.$C3];[.M$3]&lt;=[.$C4]);&quot;X&quot;;&quot;&quot;)">
            <text:p/>
          </table:table-cell>
          <table:table-cell table:formula="of:=IF(AND([.N$3]&gt;[.$C3];[.N$3]&lt;=[.$C4]);&quot;X&quot;;&quot;&quot;)">
            <text:p/>
          </table:table-cell>
          <table:table-cell table:formula="of:=IF(AND([.O$3]&gt;[.$C3];[.O$3]&lt;=[.$C4]);&quot;X&quot;;&quot;&quot;)">
            <text:p/>
          </table:table-cell>
          <table:table-cell table:formula="of:=IF(AND([.P$3]&gt;[.$C3];[.P$3]&lt;=[.$C4]);&quot;X&quot;;&quot;&quot;)">
            <text:p/>
          </table:table-cell>
          <table:table-cell table:formula="of:=IF(AND([.Q$3]&gt;[.$C3];[.Q$3]&lt;=[.$C4]);&quot;X&quot;;&quot;&quot;)">
            <text:p/>
          </table:table-cell>
          <table:table-cell table:formula="of:=IF(AND([.R$3]&gt;[.$C3];[.R$3]&lt;=[.$C4]);&quot;X&quot;;&quot;&quot;)">
            <text:p/>
          </table:table-cell>
          <table:table-cell table:formula="of:=IF(AND([.S$3]&gt;[.$C3];[.S$3]&lt;=[.$C4]);&quot;X&quot;;&quot;&quot;)">
            <text:p/>
          </table:table-cell>
          <table:table-cell table:formula="of:=IF(AND([.T$3]&gt;[.$C3];[.T$3]&lt;=[.$C4]);&quot;X&quot;;&quot;&quot;)">
            <text:p/>
          </table:table-cell>
          <table:table-cell table:formula="of:=IF(AND([.U$3]&gt;[.$C3];[.U$3]&lt;=[.$C4]);&quot;X&quot;;&quot;&quot;)">
            <text:p/>
          </table:table-cell>
          <table:table-cell table:formula="of:=IF(AND([.V$3]&gt;[.$C3];[.V$3]&lt;=[.$C4]);&quot;X&quot;;&quot;&quot;)">
            <text:p/>
          </table:table-cell>
          <table:table-cell table:formula="of:=IF(AND([.W$3]&gt;[.$C3];[.W$3]&lt;=[.$C4]);&quot;X&quot;;&quot;&quot;)">
            <text:p/>
          </table:table-cell>
          <table:table-cell table:formula="of:=IF(AND([.X$3]&gt;[.$C3];[.X$3]&lt;=[.$C4]);&quot;X&quot;;&quot;&quot;)">
            <text:p/>
          </table:table-cell>
          <table:table-cell table:formula="of:=IF(AND([.Y$3]&gt;[.$C3];[.Y$3]&lt;=[.$C4]);&quot;X&quot;;&quot;&quot;)">
            <text:p/>
          </table:table-cell>
          <table:table-cell table:formula="of:=IF(AND([.Z$3]&gt;[.$C3];[.Z$3]&lt;=[.$C4]);&quot;X&quot;;&quot;&quot;)">
            <text:p/>
          </table:table-cell>
          <table:table-cell table:formula="of:=IF(AND([.AA$3]&gt;[.$C3];[.AA$3]&lt;=[.$C4]);&quot;X&quot;;&quot;&quot;)">
            <text:p/>
          </table:table-cell>
          <table:table-cell table:formula="of:=IF(AND([.AB$3]&gt;[.$C3];[.AB$3]&lt;=[.$C4]);&quot;X&quot;;&quot;&quot;)">
            <text:p/>
          </table:table-cell>
          <table:table-cell table:formula="of:=IF(AND([.AC$3]&gt;[.$C3];[.AC$3]&lt;=[.$C4]);&quot;X&quot;;&quot;&quot;)">
            <text:p/>
          </table:table-cell>
          <table:table-cell table:formula="of:=IF(AND([.AD$3]&gt;[.$C3];[.AD$3]&lt;=[.$C4]);&quot;X&quot;;&quot;&quot;)">
            <text:p/>
          </table:table-cell>
          <table:table-cell table:formula="of:=IF(AND([.AE$3]&gt;[.$C3];[.AE$3]&lt;=[.$C4]);&quot;X&quot;;&quot;&quot;)">
            <text:p/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5">
            <text:p>5</text:p>
          </table:table-cell>
          <table:table-cell table:formula="of:=[.C4]+(7*[.B5])" office:value-type="date" office:date-value="2012-09-07">
            <text:p>07-Sep-2012</text:p>
          </table:table-cell>
          <table:table-cell office:value-type="string">
            <text:p>QA1: Unit Testing</text:p>
          </table:table-cell>
          <table:table-cell/>
          <table:table-cell table:formula="of:=IF(AND([.F$3]&gt;[.$C4];[.F$3]&lt;=[.$C5]);&quot;X&quot;;&quot;&quot;)">
            <text:p/>
          </table:table-cell>
          <table:table-cell table:formula="of:=IF(AND([.G$3]&gt;[.$C4];[.G$3]&lt;=[.$C5]);&quot;X&quot;;&quot;&quot;)">
            <text:p/>
          </table:table-cell>
          <table:table-cell table:formula="of:=IF(AND([.H$3]&gt;[.$C4];[.H$3]&lt;=[.$C5]);&quot;X&quot;;&quot;&quot;)">
            <text:p/>
          </table:table-cell>
          <table:table-cell table:formula="of:=IF(AND([.I$3]&gt;[.$C4];[.I$3]&lt;=[.$C5]);&quot;X&quot;;&quot;&quot;)" office:value-type="string" office:string-value="X">
            <text:p>X</text:p>
          </table:table-cell>
          <table:table-cell table:formula="of:=IF(AND([.J$3]&gt;[.$C4];[.J$3]&lt;=[.$C5]);&quot;X&quot;;&quot;&quot;)" office:value-type="string" office:string-value="X">
            <text:p>X</text:p>
          </table:table-cell>
          <table:table-cell table:formula="of:=IF(AND([.K$3]&gt;[.$C4];[.K$3]&lt;=[.$C5]);&quot;X&quot;;&quot;&quot;)" office:value-type="string" office:string-value="X">
            <text:p>X</text:p>
          </table:table-cell>
          <table:table-cell table:formula="of:=IF(AND([.L$3]&gt;[.$C4];[.L$3]&lt;=[.$C5]);&quot;X&quot;;&quot;&quot;)" office:value-type="string" office:string-value="X">
            <text:p>X</text:p>
          </table:table-cell>
          <table:table-cell table:formula="of:=IF(AND([.M$3]&gt;[.$C4];[.M$3]&lt;=[.$C5]);&quot;X&quot;;&quot;&quot;)" office:value-type="string" office:string-value="X">
            <text:p>X</text:p>
          </table:table-cell>
          <table:table-cell table:formula="of:=IF(AND([.N$3]&gt;[.$C4];[.N$3]&lt;=[.$C5]);&quot;X&quot;;&quot;&quot;)">
            <text:p/>
          </table:table-cell>
          <table:table-cell table:formula="of:=IF(AND([.O$3]&gt;[.$C4];[.O$3]&lt;=[.$C5]);&quot;X&quot;;&quot;&quot;)">
            <text:p/>
          </table:table-cell>
          <table:table-cell table:formula="of:=IF(AND([.P$3]&gt;[.$C4];[.P$3]&lt;=[.$C5]);&quot;X&quot;;&quot;&quot;)">
            <text:p/>
          </table:table-cell>
          <table:table-cell table:formula="of:=IF(AND([.Q$3]&gt;[.$C4];[.Q$3]&lt;=[.$C5]);&quot;X&quot;;&quot;&quot;)">
            <text:p/>
          </table:table-cell>
          <table:table-cell table:formula="of:=IF(AND([.R$3]&gt;[.$C4];[.R$3]&lt;=[.$C5]);&quot;X&quot;;&quot;&quot;)">
            <text:p/>
          </table:table-cell>
          <table:table-cell table:formula="of:=IF(AND([.S$3]&gt;[.$C4];[.S$3]&lt;=[.$C5]);&quot;X&quot;;&quot;&quot;)">
            <text:p/>
          </table:table-cell>
          <table:table-cell table:formula="of:=IF(AND([.T$3]&gt;[.$C4];[.T$3]&lt;=[.$C5]);&quot;X&quot;;&quot;&quot;)">
            <text:p/>
          </table:table-cell>
          <table:table-cell table:formula="of:=IF(AND([.U$3]&gt;[.$C4];[.U$3]&lt;=[.$C5]);&quot;X&quot;;&quot;&quot;)">
            <text:p/>
          </table:table-cell>
          <table:table-cell table:formula="of:=IF(AND([.V$3]&gt;[.$C4];[.V$3]&lt;=[.$C5]);&quot;X&quot;;&quot;&quot;)">
            <text:p/>
          </table:table-cell>
          <table:table-cell table:formula="of:=IF(AND([.W$3]&gt;[.$C4];[.W$3]&lt;=[.$C5]);&quot;X&quot;;&quot;&quot;)">
            <text:p/>
          </table:table-cell>
          <table:table-cell table:formula="of:=IF(AND([.X$3]&gt;[.$C4];[.X$3]&lt;=[.$C5]);&quot;X&quot;;&quot;&quot;)">
            <text:p/>
          </table:table-cell>
          <table:table-cell table:formula="of:=IF(AND([.Y$3]&gt;[.$C4];[.Y$3]&lt;=[.$C5]);&quot;X&quot;;&quot;&quot;)">
            <text:p/>
          </table:table-cell>
          <table:table-cell table:formula="of:=IF(AND([.Z$3]&gt;[.$C4];[.Z$3]&lt;=[.$C5]);&quot;X&quot;;&quot;&quot;)">
            <text:p/>
          </table:table-cell>
          <table:table-cell table:formula="of:=IF(AND([.AA$3]&gt;[.$C4];[.AA$3]&lt;=[.$C5]);&quot;X&quot;;&quot;&quot;)">
            <text:p/>
          </table:table-cell>
          <table:table-cell table:formula="of:=IF(AND([.AB$3]&gt;[.$C4];[.AB$3]&lt;=[.$C5]);&quot;X&quot;;&quot;&quot;)">
            <text:p/>
          </table:table-cell>
          <table:table-cell table:formula="of:=IF(AND([.AC$3]&gt;[.$C4];[.AC$3]&lt;=[.$C5]);&quot;X&quot;;&quot;&quot;)">
            <text:p/>
          </table:table-cell>
          <table:table-cell table:formula="of:=IF(AND([.AD$3]&gt;[.$C4];[.AD$3]&lt;=[.$C5]);&quot;X&quot;;&quot;&quot;)">
            <text:p/>
          </table:table-cell>
          <table:table-cell table:formula="of:=IF(AND([.AE$3]&gt;[.$C4];[.AE$3]&lt;=[.$C5]);&quot;X&quot;;&quot;&quot;)">
            <text:p/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4">
            <text:p>4</text:p>
          </table:table-cell>
          <table:table-cell table:formula="of:=[.C5]+(7*[.B6])" office:value-type="date" office:date-value="2012-10-05">
            <text:p>05-Oct-2012</text:p>
          </table:table-cell>
          <table:table-cell office:value-type="string">
            <text:p>QA2: Integration Testing and Critical Fixes</text:p>
          </table:table-cell>
          <table:table-cell/>
          <table:table-cell table:formula="of:=IF(AND([.F$3]&gt;[.$C5];[.F$3]&lt;=[.$C6]);&quot;X&quot;;&quot;&quot;)">
            <text:p/>
          </table:table-cell>
          <table:table-cell table:formula="of:=IF(AND([.G$3]&gt;[.$C5];[.G$3]&lt;=[.$C6]);&quot;X&quot;;&quot;&quot;)">
            <text:p/>
          </table:table-cell>
          <table:table-cell table:formula="of:=IF(AND([.H$3]&gt;[.$C5];[.H$3]&lt;=[.$C6]);&quot;X&quot;;&quot;&quot;)">
            <text:p/>
          </table:table-cell>
          <table:table-cell table:formula="of:=IF(AND([.I$3]&gt;[.$C5];[.I$3]&lt;=[.$C6]);&quot;X&quot;;&quot;&quot;)">
            <text:p/>
          </table:table-cell>
          <table:table-cell table:formula="of:=IF(AND([.J$3]&gt;[.$C5];[.J$3]&lt;=[.$C6]);&quot;X&quot;;&quot;&quot;)">
            <text:p/>
          </table:table-cell>
          <table:table-cell table:formula="of:=IF(AND([.K$3]&gt;[.$C5];[.K$3]&lt;=[.$C6]);&quot;X&quot;;&quot;&quot;)">
            <text:p/>
          </table:table-cell>
          <table:table-cell table:formula="of:=IF(AND([.L$3]&gt;[.$C5];[.L$3]&lt;=[.$C6]);&quot;X&quot;;&quot;&quot;)">
            <text:p/>
          </table:table-cell>
          <table:table-cell table:formula="of:=IF(AND([.M$3]&gt;[.$C5];[.M$3]&lt;=[.$C6]);&quot;X&quot;;&quot;&quot;)">
            <text:p/>
          </table:table-cell>
          <table:table-cell table:formula="of:=IF(AND([.N$3]&gt;[.$C5];[.N$3]&lt;=[.$C6]);&quot;X&quot;;&quot;&quot;)" office:value-type="string" office:string-value="X">
            <text:p>X</text:p>
          </table:table-cell>
          <table:table-cell table:formula="of:=IF(AND([.O$3]&gt;[.$C5];[.O$3]&lt;=[.$C6]);&quot;X&quot;;&quot;&quot;)" office:value-type="string" office:string-value="X">
            <text:p>X</text:p>
          </table:table-cell>
          <table:table-cell table:formula="of:=IF(AND([.P$3]&gt;[.$C5];[.P$3]&lt;=[.$C6]);&quot;X&quot;;&quot;&quot;)" office:value-type="string" office:string-value="X">
            <text:p>X</text:p>
          </table:table-cell>
          <table:table-cell table:formula="of:=IF(AND([.Q$3]&gt;[.$C5];[.Q$3]&lt;=[.$C6]);&quot;X&quot;;&quot;&quot;)" office:value-type="string" office:string-value="X">
            <text:p>X</text:p>
          </table:table-cell>
          <table:table-cell table:formula="of:=IF(AND([.R$3]&gt;[.$C5];[.R$3]&lt;=[.$C6]);&quot;X&quot;;&quot;&quot;)">
            <text:p/>
          </table:table-cell>
          <table:table-cell table:formula="of:=IF(AND([.S$3]&gt;[.$C5];[.S$3]&lt;=[.$C6]);&quot;X&quot;;&quot;&quot;)">
            <text:p/>
          </table:table-cell>
          <table:table-cell table:formula="of:=IF(AND([.T$3]&gt;[.$C5];[.T$3]&lt;=[.$C6]);&quot;X&quot;;&quot;&quot;)">
            <text:p/>
          </table:table-cell>
          <table:table-cell table:formula="of:=IF(AND([.U$3]&gt;[.$C5];[.U$3]&lt;=[.$C6]);&quot;X&quot;;&quot;&quot;)">
            <text:p/>
          </table:table-cell>
          <table:table-cell table:formula="of:=IF(AND([.V$3]&gt;[.$C5];[.V$3]&lt;=[.$C6]);&quot;X&quot;;&quot;&quot;)">
            <text:p/>
          </table:table-cell>
          <table:table-cell table:formula="of:=IF(AND([.W$3]&gt;[.$C5];[.W$3]&lt;=[.$C6]);&quot;X&quot;;&quot;&quot;)">
            <text:p/>
          </table:table-cell>
          <table:table-cell table:formula="of:=IF(AND([.X$3]&gt;[.$C5];[.X$3]&lt;=[.$C6]);&quot;X&quot;;&quot;&quot;)">
            <text:p/>
          </table:table-cell>
          <table:table-cell table:formula="of:=IF(AND([.Y$3]&gt;[.$C5];[.Y$3]&lt;=[.$C6]);&quot;X&quot;;&quot;&quot;)">
            <text:p/>
          </table:table-cell>
          <table:table-cell table:formula="of:=IF(AND([.Z$3]&gt;[.$C5];[.Z$3]&lt;=[.$C6]);&quot;X&quot;;&quot;&quot;)">
            <text:p/>
          </table:table-cell>
          <table:table-cell table:formula="of:=IF(AND([.AA$3]&gt;[.$C5];[.AA$3]&lt;=[.$C6]);&quot;X&quot;;&quot;&quot;)">
            <text:p/>
          </table:table-cell>
          <table:table-cell table:formula="of:=IF(AND([.AB$3]&gt;[.$C5];[.AB$3]&lt;=[.$C6]);&quot;X&quot;;&quot;&quot;)">
            <text:p/>
          </table:table-cell>
          <table:table-cell table:formula="of:=IF(AND([.AC$3]&gt;[.$C5];[.AC$3]&lt;=[.$C6]);&quot;X&quot;;&quot;&quot;)">
            <text:p/>
          </table:table-cell>
          <table:table-cell table:formula="of:=IF(AND([.AD$3]&gt;[.$C5];[.AD$3]&lt;=[.$C6]);&quot;X&quot;;&quot;&quot;)">
            <text:p/>
          </table:table-cell>
          <table:table-cell table:formula="of:=IF(AND([.AE$3]&gt;[.$C5];[.AE$3]&lt;=[.$C6]);&quot;X&quot;;&quot;&quot;)">
            <text:p/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table:formula="of:=[.C6]+(7*[.B7])" office:value-type="date" office:date-value="2012-10-26">
            <text:p>26-Oct-2012</text:p>
          </table:table-cell>
          <table:table-cell office:value-type="string">
            <text:p>Added Datatypes</text:p>
          </table:table-cell>
          <table:table-cell/>
          <table:table-cell table:formula="of:=IF(AND([.F$3]&gt;[.$C6];[.F$3]&lt;=[.$C7]);&quot;X&quot;;&quot;&quot;)">
            <text:p/>
          </table:table-cell>
          <table:table-cell table:formula="of:=IF(AND([.G$3]&gt;[.$C6];[.G$3]&lt;=[.$C7]);&quot;X&quot;;&quot;&quot;)">
            <text:p/>
          </table:table-cell>
          <table:table-cell table:formula="of:=IF(AND([.H$3]&gt;[.$C6];[.H$3]&lt;=[.$C7]);&quot;X&quot;;&quot;&quot;)">
            <text:p/>
          </table:table-cell>
          <table:table-cell table:formula="of:=IF(AND([.I$3]&gt;[.$C6];[.I$3]&lt;=[.$C7]);&quot;X&quot;;&quot;&quot;)">
            <text:p/>
          </table:table-cell>
          <table:table-cell table:formula="of:=IF(AND([.J$3]&gt;[.$C6];[.J$3]&lt;=[.$C7]);&quot;X&quot;;&quot;&quot;)">
            <text:p/>
          </table:table-cell>
          <table:table-cell table:formula="of:=IF(AND([.K$3]&gt;[.$C6];[.K$3]&lt;=[.$C7]);&quot;X&quot;;&quot;&quot;)">
            <text:p/>
          </table:table-cell>
          <table:table-cell table:formula="of:=IF(AND([.L$3]&gt;[.$C6];[.L$3]&lt;=[.$C7]);&quot;X&quot;;&quot;&quot;)">
            <text:p/>
          </table:table-cell>
          <table:table-cell table:formula="of:=IF(AND([.M$3]&gt;[.$C6];[.M$3]&lt;=[.$C7]);&quot;X&quot;;&quot;&quot;)">
            <text:p/>
          </table:table-cell>
          <table:table-cell table:formula="of:=IF(AND([.N$3]&gt;[.$C6];[.N$3]&lt;=[.$C7]);&quot;X&quot;;&quot;&quot;)">
            <text:p/>
          </table:table-cell>
          <table:table-cell table:formula="of:=IF(AND([.O$3]&gt;[.$C6];[.O$3]&lt;=[.$C7]);&quot;X&quot;;&quot;&quot;)">
            <text:p/>
          </table:table-cell>
          <table:table-cell table:formula="of:=IF(AND([.P$3]&gt;[.$C6];[.P$3]&lt;=[.$C7]);&quot;X&quot;;&quot;&quot;)">
            <text:p/>
          </table:table-cell>
          <table:table-cell table:formula="of:=IF(AND([.Q$3]&gt;[.$C6];[.Q$3]&lt;=[.$C7]);&quot;X&quot;;&quot;&quot;)">
            <text:p/>
          </table:table-cell>
          <table:table-cell table:formula="of:=IF(AND([.R$3]&gt;[.$C6];[.R$3]&lt;=[.$C7]);&quot;X&quot;;&quot;&quot;)" office:value-type="string" office:string-value="X">
            <text:p>X</text:p>
          </table:table-cell>
          <table:table-cell table:formula="of:=IF(AND([.S$3]&gt;[.$C6];[.S$3]&lt;=[.$C7]);&quot;X&quot;;&quot;&quot;)" office:value-type="string" office:string-value="X">
            <text:p>X</text:p>
          </table:table-cell>
          <table:table-cell table:formula="of:=IF(AND([.T$3]&gt;[.$C6];[.T$3]&lt;=[.$C7]);&quot;X&quot;;&quot;&quot;)" office:value-type="string" office:string-value="X">
            <text:p>X</text:p>
          </table:table-cell>
          <table:table-cell table:formula="of:=IF(AND([.U$3]&gt;[.$C6];[.U$3]&lt;=[.$C7]);&quot;X&quot;;&quot;&quot;)">
            <text:p/>
          </table:table-cell>
          <table:table-cell table:formula="of:=IF(AND([.V$3]&gt;[.$C6];[.V$3]&lt;=[.$C7]);&quot;X&quot;;&quot;&quot;)">
            <text:p/>
          </table:table-cell>
          <table:table-cell table:formula="of:=IF(AND([.W$3]&gt;[.$C6];[.W$3]&lt;=[.$C7]);&quot;X&quot;;&quot;&quot;)">
            <text:p/>
          </table:table-cell>
          <table:table-cell table:formula="of:=IF(AND([.X$3]&gt;[.$C6];[.X$3]&lt;=[.$C7]);&quot;X&quot;;&quot;&quot;)">
            <text:p/>
          </table:table-cell>
          <table:table-cell table:formula="of:=IF(AND([.Y$3]&gt;[.$C6];[.Y$3]&lt;=[.$C7]);&quot;X&quot;;&quot;&quot;)">
            <text:p/>
          </table:table-cell>
          <table:table-cell table:formula="of:=IF(AND([.Z$3]&gt;[.$C6];[.Z$3]&lt;=[.$C7]);&quot;X&quot;;&quot;&quot;)">
            <text:p/>
          </table:table-cell>
          <table:table-cell table:formula="of:=IF(AND([.AA$3]&gt;[.$C6];[.AA$3]&lt;=[.$C7]);&quot;X&quot;;&quot;&quot;)">
            <text:p/>
          </table:table-cell>
          <table:table-cell table:formula="of:=IF(AND([.AB$3]&gt;[.$C6];[.AB$3]&lt;=[.$C7]);&quot;X&quot;;&quot;&quot;)">
            <text:p/>
          </table:table-cell>
          <table:table-cell table:formula="of:=IF(AND([.AC$3]&gt;[.$C6];[.AC$3]&lt;=[.$C7]);&quot;X&quot;;&quot;&quot;)">
            <text:p/>
          </table:table-cell>
          <table:table-cell table:formula="of:=IF(AND([.AD$3]&gt;[.$C6];[.AD$3]&lt;=[.$C7]);&quot;X&quot;;&quot;&quot;)">
            <text:p/>
          </table:table-cell>
          <table:table-cell table:formula="of:=IF(AND([.AE$3]&gt;[.$C6];[.AE$3]&lt;=[.$C7]);&quot;X&quot;;&quot;&quot;)">
            <text:p/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table:formula="of:=[.C7]+(7*[.B8])" office:value-type="date" office:date-value="2012-11-16">
            <text:p>16-Nov-2012</text:p>
          </table:table-cell>
          <table:table-cell office:value-type="string">
            <text:p>High Priority Fixes</text:p>
          </table:table-cell>
          <table:table-cell/>
          <table:table-cell table:formula="of:=IF(AND([.F$3]&gt;[.$C7];[.F$3]&lt;=[.$C8]);&quot;X&quot;;&quot;&quot;)">
            <text:p/>
          </table:table-cell>
          <table:table-cell table:formula="of:=IF(AND([.G$3]&gt;[.$C7];[.G$3]&lt;=[.$C8]);&quot;X&quot;;&quot;&quot;)">
            <text:p/>
          </table:table-cell>
          <table:table-cell table:formula="of:=IF(AND([.H$3]&gt;[.$C7];[.H$3]&lt;=[.$C8]);&quot;X&quot;;&quot;&quot;)">
            <text:p/>
          </table:table-cell>
          <table:table-cell table:formula="of:=IF(AND([.I$3]&gt;[.$C7];[.I$3]&lt;=[.$C8]);&quot;X&quot;;&quot;&quot;)">
            <text:p/>
          </table:table-cell>
          <table:table-cell table:formula="of:=IF(AND([.J$3]&gt;[.$C7];[.J$3]&lt;=[.$C8]);&quot;X&quot;;&quot;&quot;)">
            <text:p/>
          </table:table-cell>
          <table:table-cell table:formula="of:=IF(AND([.K$3]&gt;[.$C7];[.K$3]&lt;=[.$C8]);&quot;X&quot;;&quot;&quot;)">
            <text:p/>
          </table:table-cell>
          <table:table-cell table:formula="of:=IF(AND([.L$3]&gt;[.$C7];[.L$3]&lt;=[.$C8]);&quot;X&quot;;&quot;&quot;)">
            <text:p/>
          </table:table-cell>
          <table:table-cell table:formula="of:=IF(AND([.M$3]&gt;[.$C7];[.M$3]&lt;=[.$C8]);&quot;X&quot;;&quot;&quot;)">
            <text:p/>
          </table:table-cell>
          <table:table-cell table:formula="of:=IF(AND([.N$3]&gt;[.$C7];[.N$3]&lt;=[.$C8]);&quot;X&quot;;&quot;&quot;)">
            <text:p/>
          </table:table-cell>
          <table:table-cell table:formula="of:=IF(AND([.O$3]&gt;[.$C7];[.O$3]&lt;=[.$C8]);&quot;X&quot;;&quot;&quot;)">
            <text:p/>
          </table:table-cell>
          <table:table-cell table:formula="of:=IF(AND([.P$3]&gt;[.$C7];[.P$3]&lt;=[.$C8]);&quot;X&quot;;&quot;&quot;)">
            <text:p/>
          </table:table-cell>
          <table:table-cell table:formula="of:=IF(AND([.Q$3]&gt;[.$C7];[.Q$3]&lt;=[.$C8]);&quot;X&quot;;&quot;&quot;)">
            <text:p/>
          </table:table-cell>
          <table:table-cell table:formula="of:=IF(AND([.R$3]&gt;[.$C7];[.R$3]&lt;=[.$C8]);&quot;X&quot;;&quot;&quot;)">
            <text:p/>
          </table:table-cell>
          <table:table-cell table:formula="of:=IF(AND([.S$3]&gt;[.$C7];[.S$3]&lt;=[.$C8]);&quot;X&quot;;&quot;&quot;)">
            <text:p/>
          </table:table-cell>
          <table:table-cell table:formula="of:=IF(AND([.T$3]&gt;[.$C7];[.T$3]&lt;=[.$C8]);&quot;X&quot;;&quot;&quot;)">
            <text:p/>
          </table:table-cell>
          <table:table-cell table:formula="of:=IF(AND([.U$3]&gt;[.$C7];[.U$3]&lt;=[.$C8]);&quot;X&quot;;&quot;&quot;)" office:value-type="string" office:string-value="X">
            <text:p>X</text:p>
          </table:table-cell>
          <table:table-cell table:formula="of:=IF(AND([.V$3]&gt;[.$C7];[.V$3]&lt;=[.$C8]);&quot;X&quot;;&quot;&quot;)" office:value-type="string" office:string-value="X">
            <text:p>X</text:p>
          </table:table-cell>
          <table:table-cell table:formula="of:=IF(AND([.W$3]&gt;[.$C7];[.W$3]&lt;=[.$C8]);&quot;X&quot;;&quot;&quot;)" office:value-type="string" office:string-value="X">
            <text:p>X</text:p>
          </table:table-cell>
          <table:table-cell table:formula="of:=IF(AND([.X$3]&gt;[.$C7];[.X$3]&lt;=[.$C8]);&quot;X&quot;;&quot;&quot;)">
            <text:p/>
          </table:table-cell>
          <table:table-cell table:formula="of:=IF(AND([.Y$3]&gt;[.$C7];[.Y$3]&lt;=[.$C8]);&quot;X&quot;;&quot;&quot;)">
            <text:p/>
          </table:table-cell>
          <table:table-cell table:formula="of:=IF(AND([.Z$3]&gt;[.$C7];[.Z$3]&lt;=[.$C8]);&quot;X&quot;;&quot;&quot;)">
            <text:p/>
          </table:table-cell>
          <table:table-cell table:formula="of:=IF(AND([.AA$3]&gt;[.$C7];[.AA$3]&lt;=[.$C8]);&quot;X&quot;;&quot;&quot;)">
            <text:p/>
          </table:table-cell>
          <table:table-cell table:formula="of:=IF(AND([.AB$3]&gt;[.$C7];[.AB$3]&lt;=[.$C8]);&quot;X&quot;;&quot;&quot;)">
            <text:p/>
          </table:table-cell>
          <table:table-cell table:formula="of:=IF(AND([.AC$3]&gt;[.$C7];[.AC$3]&lt;=[.$C8]);&quot;X&quot;;&quot;&quot;)">
            <text:p/>
          </table:table-cell>
          <table:table-cell table:formula="of:=IF(AND([.AD$3]&gt;[.$C7];[.AD$3]&lt;=[.$C8]);&quot;X&quot;;&quot;&quot;)">
            <text:p/>
          </table:table-cell>
          <table:table-cell table:formula="of:=IF(AND([.AE$3]&gt;[.$C7];[.AE$3]&lt;=[.$C8]);&quot;X&quot;;&quot;&quot;)">
            <text:p/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4">
            <text:p>4</text:p>
          </table:table-cell>
          <table:table-cell table:formula="of:=[.C8]+(7*[.B9])" office:value-type="date" office:date-value="2012-12-14">
            <text:p>14-Dec-2012</text:p>
          </table:table-cell>
          <table:table-cell office:value-type="string">
            <text:p>Capacity Increases</text:p>
          </table:table-cell>
          <table:table-cell/>
          <table:table-cell table:formula="of:=IF(AND([.F$3]&gt;[.$C8];[.F$3]&lt;=[.$C9]);&quot;X&quot;;&quot;&quot;)">
            <text:p/>
          </table:table-cell>
          <table:table-cell table:formula="of:=IF(AND([.G$3]&gt;[.$C8];[.G$3]&lt;=[.$C9]);&quot;X&quot;;&quot;&quot;)">
            <text:p/>
          </table:table-cell>
          <table:table-cell table:formula="of:=IF(AND([.H$3]&gt;[.$C8];[.H$3]&lt;=[.$C9]);&quot;X&quot;;&quot;&quot;)">
            <text:p/>
          </table:table-cell>
          <table:table-cell table:formula="of:=IF(AND([.I$3]&gt;[.$C8];[.I$3]&lt;=[.$C9]);&quot;X&quot;;&quot;&quot;)">
            <text:p/>
          </table:table-cell>
          <table:table-cell table:formula="of:=IF(AND([.J$3]&gt;[.$C8];[.J$3]&lt;=[.$C9]);&quot;X&quot;;&quot;&quot;)">
            <text:p/>
          </table:table-cell>
          <table:table-cell table:formula="of:=IF(AND([.K$3]&gt;[.$C8];[.K$3]&lt;=[.$C9]);&quot;X&quot;;&quot;&quot;)">
            <text:p/>
          </table:table-cell>
          <table:table-cell table:formula="of:=IF(AND([.L$3]&gt;[.$C8];[.L$3]&lt;=[.$C9]);&quot;X&quot;;&quot;&quot;)">
            <text:p/>
          </table:table-cell>
          <table:table-cell table:formula="of:=IF(AND([.M$3]&gt;[.$C8];[.M$3]&lt;=[.$C9]);&quot;X&quot;;&quot;&quot;)">
            <text:p/>
          </table:table-cell>
          <table:table-cell table:formula="of:=IF(AND([.N$3]&gt;[.$C8];[.N$3]&lt;=[.$C9]);&quot;X&quot;;&quot;&quot;)">
            <text:p/>
          </table:table-cell>
          <table:table-cell table:formula="of:=IF(AND([.O$3]&gt;[.$C8];[.O$3]&lt;=[.$C9]);&quot;X&quot;;&quot;&quot;)">
            <text:p/>
          </table:table-cell>
          <table:table-cell table:formula="of:=IF(AND([.P$3]&gt;[.$C8];[.P$3]&lt;=[.$C9]);&quot;X&quot;;&quot;&quot;)">
            <text:p/>
          </table:table-cell>
          <table:table-cell table:formula="of:=IF(AND([.Q$3]&gt;[.$C8];[.Q$3]&lt;=[.$C9]);&quot;X&quot;;&quot;&quot;)">
            <text:p/>
          </table:table-cell>
          <table:table-cell table:formula="of:=IF(AND([.R$3]&gt;[.$C8];[.R$3]&lt;=[.$C9]);&quot;X&quot;;&quot;&quot;)">
            <text:p/>
          </table:table-cell>
          <table:table-cell table:formula="of:=IF(AND([.S$3]&gt;[.$C8];[.S$3]&lt;=[.$C9]);&quot;X&quot;;&quot;&quot;)">
            <text:p/>
          </table:table-cell>
          <table:table-cell table:formula="of:=IF(AND([.T$3]&gt;[.$C8];[.T$3]&lt;=[.$C9]);&quot;X&quot;;&quot;&quot;)">
            <text:p/>
          </table:table-cell>
          <table:table-cell table:formula="of:=IF(AND([.U$3]&gt;[.$C8];[.U$3]&lt;=[.$C9]);&quot;X&quot;;&quot;&quot;)">
            <text:p/>
          </table:table-cell>
          <table:table-cell table:formula="of:=IF(AND([.V$3]&gt;[.$C8];[.V$3]&lt;=[.$C9]);&quot;X&quot;;&quot;&quot;)">
            <text:p/>
          </table:table-cell>
          <table:table-cell table:formula="of:=IF(AND([.W$3]&gt;[.$C8];[.W$3]&lt;=[.$C9]);&quot;X&quot;;&quot;&quot;)">
            <text:p/>
          </table:table-cell>
          <table:table-cell table:formula="of:=IF(AND([.X$3]&gt;[.$C8];[.X$3]&lt;=[.$C9]);&quot;X&quot;;&quot;&quot;)" office:value-type="string" office:string-value="X">
            <text:p>X</text:p>
          </table:table-cell>
          <table:table-cell table:formula="of:=IF(AND([.Y$3]&gt;[.$C8];[.Y$3]&lt;=[.$C9]);&quot;X&quot;;&quot;&quot;)" office:value-type="string" office:string-value="X">
            <text:p>X</text:p>
          </table:table-cell>
          <table:table-cell table:formula="of:=IF(AND([.Z$3]&gt;[.$C8];[.Z$3]&lt;=[.$C9]);&quot;X&quot;;&quot;&quot;)" office:value-type="string" office:string-value="X">
            <text:p>X</text:p>
          </table:table-cell>
          <table:table-cell table:formula="of:=IF(AND([.AA$3]&gt;[.$C8];[.AA$3]&lt;=[.$C9]);&quot;X&quot;;&quot;&quot;)" office:value-type="string" office:string-value="X">
            <text:p>X</text:p>
          </table:table-cell>
          <table:table-cell table:formula="of:=IF(AND([.AB$3]&gt;[.$C8];[.AB$3]&lt;=[.$C9]);&quot;X&quot;;&quot;&quot;)">
            <text:p/>
          </table:table-cell>
          <table:table-cell table:formula="of:=IF(AND([.AC$3]&gt;[.$C8];[.AC$3]&lt;=[.$C9]);&quot;X&quot;;&quot;&quot;)">
            <text:p/>
          </table:table-cell>
          <table:table-cell table:formula="of:=IF(AND([.AD$3]&gt;[.$C8];[.AD$3]&lt;=[.$C9]);&quot;X&quot;;&quot;&quot;)">
            <text:p/>
          </table:table-cell>
          <table:table-cell table:formula="of:=IF(AND([.AE$3]&gt;[.$C8];[.AE$3]&lt;=[.$C9]);&quot;X&quot;;&quot;&quot;)">
            <text:p/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4">
            <text:p>4</text:p>
          </table:table-cell>
          <table:table-cell table:formula="of:=[.C9]+(7*[.B10])" office:value-type="date" office:date-value="2013-01-11">
            <text:p>11-Jan-2013</text:p>
          </table:table-cell>
          <table:table-cell office:value-type="string">
            <text:p>Low Priority Fixes</text:p>
          </table:table-cell>
          <table:table-cell/>
          <table:table-cell table:formula="of:=IF(AND([.F$3]&gt;[.$C9];[.F$3]&lt;=[.$C10]);&quot;X&quot;;&quot;&quot;)">
            <text:p/>
          </table:table-cell>
          <table:table-cell table:formula="of:=IF(AND([.G$3]&gt;[.$C9];[.G$3]&lt;=[.$C10]);&quot;X&quot;;&quot;&quot;)">
            <text:p/>
          </table:table-cell>
          <table:table-cell table:formula="of:=IF(AND([.H$3]&gt;[.$C9];[.H$3]&lt;=[.$C10]);&quot;X&quot;;&quot;&quot;)">
            <text:p/>
          </table:table-cell>
          <table:table-cell table:formula="of:=IF(AND([.I$3]&gt;[.$C9];[.I$3]&lt;=[.$C10]);&quot;X&quot;;&quot;&quot;)">
            <text:p/>
          </table:table-cell>
          <table:table-cell table:formula="of:=IF(AND([.J$3]&gt;[.$C9];[.J$3]&lt;=[.$C10]);&quot;X&quot;;&quot;&quot;)">
            <text:p/>
          </table:table-cell>
          <table:table-cell table:formula="of:=IF(AND([.K$3]&gt;[.$C9];[.K$3]&lt;=[.$C10]);&quot;X&quot;;&quot;&quot;)">
            <text:p/>
          </table:table-cell>
          <table:table-cell table:formula="of:=IF(AND([.L$3]&gt;[.$C9];[.L$3]&lt;=[.$C10]);&quot;X&quot;;&quot;&quot;)">
            <text:p/>
          </table:table-cell>
          <table:table-cell table:formula="of:=IF(AND([.M$3]&gt;[.$C9];[.M$3]&lt;=[.$C10]);&quot;X&quot;;&quot;&quot;)">
            <text:p/>
          </table:table-cell>
          <table:table-cell table:formula="of:=IF(AND([.N$3]&gt;[.$C9];[.N$3]&lt;=[.$C10]);&quot;X&quot;;&quot;&quot;)">
            <text:p/>
          </table:table-cell>
          <table:table-cell table:formula="of:=IF(AND([.O$3]&gt;[.$C9];[.O$3]&lt;=[.$C10]);&quot;X&quot;;&quot;&quot;)">
            <text:p/>
          </table:table-cell>
          <table:table-cell table:formula="of:=IF(AND([.P$3]&gt;[.$C9];[.P$3]&lt;=[.$C10]);&quot;X&quot;;&quot;&quot;)">
            <text:p/>
          </table:table-cell>
          <table:table-cell table:formula="of:=IF(AND([.Q$3]&gt;[.$C9];[.Q$3]&lt;=[.$C10]);&quot;X&quot;;&quot;&quot;)">
            <text:p/>
          </table:table-cell>
          <table:table-cell table:formula="of:=IF(AND([.R$3]&gt;[.$C9];[.R$3]&lt;=[.$C10]);&quot;X&quot;;&quot;&quot;)">
            <text:p/>
          </table:table-cell>
          <table:table-cell table:formula="of:=IF(AND([.S$3]&gt;[.$C9];[.S$3]&lt;=[.$C10]);&quot;X&quot;;&quot;&quot;)">
            <text:p/>
          </table:table-cell>
          <table:table-cell table:formula="of:=IF(AND([.T$3]&gt;[.$C9];[.T$3]&lt;=[.$C10]);&quot;X&quot;;&quot;&quot;)">
            <text:p/>
          </table:table-cell>
          <table:table-cell table:formula="of:=IF(AND([.U$3]&gt;[.$C9];[.U$3]&lt;=[.$C10]);&quot;X&quot;;&quot;&quot;)">
            <text:p/>
          </table:table-cell>
          <table:table-cell table:formula="of:=IF(AND([.V$3]&gt;[.$C9];[.V$3]&lt;=[.$C10]);&quot;X&quot;;&quot;&quot;)">
            <text:p/>
          </table:table-cell>
          <table:table-cell table:formula="of:=IF(AND([.W$3]&gt;[.$C9];[.W$3]&lt;=[.$C10]);&quot;X&quot;;&quot;&quot;)">
            <text:p/>
          </table:table-cell>
          <table:table-cell table:formula="of:=IF(AND([.X$3]&gt;[.$C9];[.X$3]&lt;=[.$C10]);&quot;X&quot;;&quot;&quot;)">
            <text:p/>
          </table:table-cell>
          <table:table-cell table:formula="of:=IF(AND([.Y$3]&gt;[.$C9];[.Y$3]&lt;=[.$C10]);&quot;X&quot;;&quot;&quot;)">
            <text:p/>
          </table:table-cell>
          <table:table-cell table:formula="of:=IF(AND([.Z$3]&gt;[.$C9];[.Z$3]&lt;=[.$C10]);&quot;X&quot;;&quot;&quot;)">
            <text:p/>
          </table:table-cell>
          <table:table-cell table:formula="of:=IF(AND([.AA$3]&gt;[.$C9];[.AA$3]&lt;=[.$C10]);&quot;X&quot;;&quot;&quot;)">
            <text:p/>
          </table:table-cell>
          <table:table-cell table:formula="of:=IF(AND([.AB$3]&gt;[.$C9];[.AB$3]&lt;=[.$C10]);&quot;X&quot;;&quot;&quot;)" office:value-type="string" office:string-value="X">
            <text:p>X</text:p>
          </table:table-cell>
          <table:table-cell table:formula="of:=IF(AND([.AC$3]&gt;[.$C9];[.AC$3]&lt;=[.$C10]);&quot;X&quot;;&quot;&quot;)" office:value-type="string" office:string-value="X">
            <text:p>X</text:p>
          </table:table-cell>
          <table:table-cell table:formula="of:=IF(AND([.AD$3]&gt;[.$C9];[.AD$3]&lt;=[.$C10]);&quot;X&quot;;&quot;&quot;)" office:value-type="string" office:string-value="X">
            <text:p>X</text:p>
          </table:table-cell>
          <table:table-cell table:formula="of:=IF(AND([.AE$3]&gt;[.$C9];[.AE$3]&lt;=[.$C10]);&quot;X&quot;;&quot;&quot;)" office:value-type="string" office:string-value="X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0]+(7*[.B11])" office:value-type="date" office:date-value="2013-02-01">
            <text:p>01-Feb-2013</text:p>
          </table:table-cell>
          <table:table-cell office:value-type="string">
            <text:p>Cleanup and Documentation</text:p>
          </table:table-cell>
          <table:table-cell/>
          <table:table-cell table:formula="of:=IF(AND([.F$3]&gt;[.$C10];[.F$3]&lt;=[.$C11]);&quot;X&quot;;&quot;&quot;)">
            <text:p/>
          </table:table-cell>
          <table:table-cell table:formula="of:=IF(AND([.G$3]&gt;[.$C10];[.G$3]&lt;=[.$C11]);&quot;X&quot;;&quot;&quot;)">
            <text:p/>
          </table:table-cell>
          <table:table-cell table:formula="of:=IF(AND([.H$3]&gt;[.$C10];[.H$3]&lt;=[.$C11]);&quot;X&quot;;&quot;&quot;)">
            <text:p/>
          </table:table-cell>
          <table:table-cell table:formula="of:=IF(AND([.I$3]&gt;[.$C10];[.I$3]&lt;=[.$C11]);&quot;X&quot;;&quot;&quot;)">
            <text:p/>
          </table:table-cell>
          <table:table-cell table:formula="of:=IF(AND([.J$3]&gt;[.$C10];[.J$3]&lt;=[.$C11]);&quot;X&quot;;&quot;&quot;)">
            <text:p/>
          </table:table-cell>
          <table:table-cell table:formula="of:=IF(AND([.K$3]&gt;[.$C10];[.K$3]&lt;=[.$C11]);&quot;X&quot;;&quot;&quot;)">
            <text:p/>
          </table:table-cell>
          <table:table-cell table:formula="of:=IF(AND([.L$3]&gt;[.$C10];[.L$3]&lt;=[.$C11]);&quot;X&quot;;&quot;&quot;)">
            <text:p/>
          </table:table-cell>
          <table:table-cell table:formula="of:=IF(AND([.M$3]&gt;[.$C10];[.M$3]&lt;=[.$C11]);&quot;X&quot;;&quot;&quot;)">
            <text:p/>
          </table:table-cell>
          <table:table-cell table:formula="of:=IF(AND([.N$3]&gt;[.$C10];[.N$3]&lt;=[.$C11]);&quot;X&quot;;&quot;&quot;)">
            <text:p/>
          </table:table-cell>
          <table:table-cell table:formula="of:=IF(AND([.O$3]&gt;[.$C10];[.O$3]&lt;=[.$C11]);&quot;X&quot;;&quot;&quot;)">
            <text:p/>
          </table:table-cell>
          <table:table-cell table:formula="of:=IF(AND([.P$3]&gt;[.$C10];[.P$3]&lt;=[.$C11]);&quot;X&quot;;&quot;&quot;)">
            <text:p/>
          </table:table-cell>
          <table:table-cell table:formula="of:=IF(AND([.Q$3]&gt;[.$C10];[.Q$3]&lt;=[.$C11]);&quot;X&quot;;&quot;&quot;)">
            <text:p/>
          </table:table-cell>
          <table:table-cell table:formula="of:=IF(AND([.R$3]&gt;[.$C10];[.R$3]&lt;=[.$C11]);&quot;X&quot;;&quot;&quot;)">
            <text:p/>
          </table:table-cell>
          <table:table-cell table:formula="of:=IF(AND([.S$3]&gt;[.$C10];[.S$3]&lt;=[.$C11]);&quot;X&quot;;&quot;&quot;)">
            <text:p/>
          </table:table-cell>
          <table:table-cell table:formula="of:=IF(AND([.T$3]&gt;[.$C10];[.T$3]&lt;=[.$C11]);&quot;X&quot;;&quot;&quot;)">
            <text:p/>
          </table:table-cell>
          <table:table-cell table:formula="of:=IF(AND([.U$3]&gt;[.$C10];[.U$3]&lt;=[.$C11]);&quot;X&quot;;&quot;&quot;)">
            <text:p/>
          </table:table-cell>
          <table:table-cell table:formula="of:=IF(AND([.V$3]&gt;[.$C10];[.V$3]&lt;=[.$C11]);&quot;X&quot;;&quot;&quot;)">
            <text:p/>
          </table:table-cell>
          <table:table-cell table:formula="of:=IF(AND([.W$3]&gt;[.$C10];[.W$3]&lt;=[.$C11]);&quot;X&quot;;&quot;&quot;)">
            <text:p/>
          </table:table-cell>
          <table:table-cell table:formula="of:=IF(AND([.X$3]&gt;[.$C10];[.X$3]&lt;=[.$C11]);&quot;X&quot;;&quot;&quot;)">
            <text:p/>
          </table:table-cell>
          <table:table-cell table:formula="of:=IF(AND([.Y$3]&gt;[.$C10];[.Y$3]&lt;=[.$C11]);&quot;X&quot;;&quot;&quot;)">
            <text:p/>
          </table:table-cell>
          <table:table-cell table:formula="of:=IF(AND([.Z$3]&gt;[.$C10];[.Z$3]&lt;=[.$C11]);&quot;X&quot;;&quot;&quot;)">
            <text:p/>
          </table:table-cell>
          <table:table-cell table:formula="of:=IF(AND([.AA$3]&gt;[.$C10];[.AA$3]&lt;=[.$C11]);&quot;X&quot;;&quot;&quot;)">
            <text:p/>
          </table:table-cell>
          <table:table-cell table:formula="of:=IF(AND([.AB$3]&gt;[.$C10];[.AB$3]&lt;=[.$C11]);&quot;X&quot;;&quot;&quot;)">
            <text:p/>
          </table:table-cell>
          <table:table-cell table:formula="of:=IF(AND([.AC$3]&gt;[.$C10];[.AC$3]&lt;=[.$C11]);&quot;X&quot;;&quot;&quot;)">
            <text:p/>
          </table:table-cell>
          <table:table-cell table:formula="of:=IF(AND([.AD$3]&gt;[.$C10];[.AD$3]&lt;=[.$C11]);&quot;X&quot;;&quot;&quot;)">
            <text:p/>
          </table:table-cell>
          <table:table-cell table:formula="of:=IF(AND([.AE$3]&gt;[.$C10];[.AE$3]&lt;=[.$C11]);&quot;X&quot;;&quot;&quot;)">
            <text:p/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3">
            <text:p>3</text:p>
          </table:table-cell>
          <table:table-cell table:formula="of:=[.C11]+(7*[.B12])" office:value-type="date" office:date-value="2013-02-22">
            <text:p>22-Feb-2013</text:p>
          </table:table-cell>
          <table:table-cell office:value-type="string">
            <text:p>Developer Friendly Enhancements</text:p>
          </table:table-cell>
          <table:table-cell/>
          <table:table-cell table:formula="of:=IF(AND([.F$3]&gt;[.$C11];[.F$3]&lt;=[.$C12]);&quot;X&quot;;&quot;&quot;)">
            <text:p/>
          </table:table-cell>
          <table:table-cell table:formula="of:=IF(AND([.G$3]&gt;[.$C11];[.G$3]&lt;=[.$C12]);&quot;X&quot;;&quot;&quot;)">
            <text:p/>
          </table:table-cell>
          <table:table-cell table:formula="of:=IF(AND([.H$3]&gt;[.$C11];[.H$3]&lt;=[.$C12]);&quot;X&quot;;&quot;&quot;)">
            <text:p/>
          </table:table-cell>
          <table:table-cell table:formula="of:=IF(AND([.I$3]&gt;[.$C11];[.I$3]&lt;=[.$C12]);&quot;X&quot;;&quot;&quot;)">
            <text:p/>
          </table:table-cell>
          <table:table-cell table:formula="of:=IF(AND([.J$3]&gt;[.$C11];[.J$3]&lt;=[.$C12]);&quot;X&quot;;&quot;&quot;)">
            <text:p/>
          </table:table-cell>
          <table:table-cell table:formula="of:=IF(AND([.K$3]&gt;[.$C11];[.K$3]&lt;=[.$C12]);&quot;X&quot;;&quot;&quot;)">
            <text:p/>
          </table:table-cell>
          <table:table-cell table:formula="of:=IF(AND([.L$3]&gt;[.$C11];[.L$3]&lt;=[.$C12]);&quot;X&quot;;&quot;&quot;)">
            <text:p/>
          </table:table-cell>
          <table:table-cell table:formula="of:=IF(AND([.M$3]&gt;[.$C11];[.M$3]&lt;=[.$C12]);&quot;X&quot;;&quot;&quot;)">
            <text:p/>
          </table:table-cell>
          <table:table-cell table:formula="of:=IF(AND([.N$3]&gt;[.$C11];[.N$3]&lt;=[.$C12]);&quot;X&quot;;&quot;&quot;)">
            <text:p/>
          </table:table-cell>
          <table:table-cell table:formula="of:=IF(AND([.O$3]&gt;[.$C11];[.O$3]&lt;=[.$C12]);&quot;X&quot;;&quot;&quot;)">
            <text:p/>
          </table:table-cell>
          <table:table-cell table:formula="of:=IF(AND([.P$3]&gt;[.$C11];[.P$3]&lt;=[.$C12]);&quot;X&quot;;&quot;&quot;)">
            <text:p/>
          </table:table-cell>
          <table:table-cell table:formula="of:=IF(AND([.Q$3]&gt;[.$C11];[.Q$3]&lt;=[.$C12]);&quot;X&quot;;&quot;&quot;)">
            <text:p/>
          </table:table-cell>
          <table:table-cell table:formula="of:=IF(AND([.R$3]&gt;[.$C11];[.R$3]&lt;=[.$C12]);&quot;X&quot;;&quot;&quot;)">
            <text:p/>
          </table:table-cell>
          <table:table-cell table:formula="of:=IF(AND([.S$3]&gt;[.$C11];[.S$3]&lt;=[.$C12]);&quot;X&quot;;&quot;&quot;)">
            <text:p/>
          </table:table-cell>
          <table:table-cell table:formula="of:=IF(AND([.T$3]&gt;[.$C11];[.T$3]&lt;=[.$C12]);&quot;X&quot;;&quot;&quot;)">
            <text:p/>
          </table:table-cell>
          <table:table-cell table:formula="of:=IF(AND([.U$3]&gt;[.$C11];[.U$3]&lt;=[.$C12]);&quot;X&quot;;&quot;&quot;)">
            <text:p/>
          </table:table-cell>
          <table:table-cell table:formula="of:=IF(AND([.V$3]&gt;[.$C11];[.V$3]&lt;=[.$C12]);&quot;X&quot;;&quot;&quot;)">
            <text:p/>
          </table:table-cell>
          <table:table-cell table:formula="of:=IF(AND([.W$3]&gt;[.$C11];[.W$3]&lt;=[.$C12]);&quot;X&quot;;&quot;&quot;)">
            <text:p/>
          </table:table-cell>
          <table:table-cell table:formula="of:=IF(AND([.X$3]&gt;[.$C11];[.X$3]&lt;=[.$C12]);&quot;X&quot;;&quot;&quot;)">
            <text:p/>
          </table:table-cell>
          <table:table-cell table:formula="of:=IF(AND([.Y$3]&gt;[.$C11];[.Y$3]&lt;=[.$C12]);&quot;X&quot;;&quot;&quot;)">
            <text:p/>
          </table:table-cell>
          <table:table-cell table:formula="of:=IF(AND([.Z$3]&gt;[.$C11];[.Z$3]&lt;=[.$C12]);&quot;X&quot;;&quot;&quot;)">
            <text:p/>
          </table:table-cell>
          <table:table-cell table:formula="of:=IF(AND([.AA$3]&gt;[.$C11];[.AA$3]&lt;=[.$C12]);&quot;X&quot;;&quot;&quot;)">
            <text:p/>
          </table:table-cell>
          <table:table-cell table:formula="of:=IF(AND([.AB$3]&gt;[.$C11];[.AB$3]&lt;=[.$C12]);&quot;X&quot;;&quot;&quot;)">
            <text:p/>
          </table:table-cell>
          <table:table-cell table:formula="of:=IF(AND([.AC$3]&gt;[.$C11];[.AC$3]&lt;=[.$C12]);&quot;X&quot;;&quot;&quot;)">
            <text:p/>
          </table:table-cell>
          <table:table-cell table:formula="of:=IF(AND([.AD$3]&gt;[.$C11];[.AD$3]&lt;=[.$C12]);&quot;X&quot;;&quot;&quot;)">
            <text:p/>
          </table:table-cell>
          <table:table-cell table:formula="of:=IF(AND([.AE$3]&gt;[.$C11];[.AE$3]&lt;=[.$C12]);&quot;X&quot;;&quot;&quot;)">
            <text:p/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  <table:table-cell table:formula="of:=[.C12]+(7*[.B13])" office:value-type="date" office:date-value="2013-03-29">
            <text:p>29-Mar-2013</text:p>
          </table:table-cell>
          <table:table-cell office:value-type="string">
            <text:p>Performance Test Data Generation</text:p>
          </table:table-cell>
          <table:table-cell/>
          <table:table-cell table:formula="of:=IF(AND([.F$3]&gt;[.$C12];[.F$3]&lt;=[.$C13]);&quot;X&quot;;&quot;&quot;)">
            <text:p/>
          </table:table-cell>
          <table:table-cell table:formula="of:=IF(AND([.G$3]&gt;[.$C12];[.G$3]&lt;=[.$C13]);&quot;X&quot;;&quot;&quot;)">
            <text:p/>
          </table:table-cell>
          <table:table-cell table:formula="of:=IF(AND([.H$3]&gt;[.$C12];[.H$3]&lt;=[.$C13]);&quot;X&quot;;&quot;&quot;)">
            <text:p/>
          </table:table-cell>
          <table:table-cell table:formula="of:=IF(AND([.I$3]&gt;[.$C12];[.I$3]&lt;=[.$C13]);&quot;X&quot;;&quot;&quot;)">
            <text:p/>
          </table:table-cell>
          <table:table-cell table:formula="of:=IF(AND([.J$3]&gt;[.$C12];[.J$3]&lt;=[.$C13]);&quot;X&quot;;&quot;&quot;)">
            <text:p/>
          </table:table-cell>
          <table:table-cell table:formula="of:=IF(AND([.K$3]&gt;[.$C12];[.K$3]&lt;=[.$C13]);&quot;X&quot;;&quot;&quot;)">
            <text:p/>
          </table:table-cell>
          <table:table-cell table:formula="of:=IF(AND([.L$3]&gt;[.$C12];[.L$3]&lt;=[.$C13]);&quot;X&quot;;&quot;&quot;)">
            <text:p/>
          </table:table-cell>
          <table:table-cell table:formula="of:=IF(AND([.M$3]&gt;[.$C12];[.M$3]&lt;=[.$C13]);&quot;X&quot;;&quot;&quot;)">
            <text:p/>
          </table:table-cell>
          <table:table-cell table:formula="of:=IF(AND([.N$3]&gt;[.$C12];[.N$3]&lt;=[.$C13]);&quot;X&quot;;&quot;&quot;)">
            <text:p/>
          </table:table-cell>
          <table:table-cell table:formula="of:=IF(AND([.O$3]&gt;[.$C12];[.O$3]&lt;=[.$C13]);&quot;X&quot;;&quot;&quot;)">
            <text:p/>
          </table:table-cell>
          <table:table-cell table:formula="of:=IF(AND([.P$3]&gt;[.$C12];[.P$3]&lt;=[.$C13]);&quot;X&quot;;&quot;&quot;)">
            <text:p/>
          </table:table-cell>
          <table:table-cell table:formula="of:=IF(AND([.Q$3]&gt;[.$C12];[.Q$3]&lt;=[.$C13]);&quot;X&quot;;&quot;&quot;)">
            <text:p/>
          </table:table-cell>
          <table:table-cell table:formula="of:=IF(AND([.R$3]&gt;[.$C12];[.R$3]&lt;=[.$C13]);&quot;X&quot;;&quot;&quot;)">
            <text:p/>
          </table:table-cell>
          <table:table-cell table:formula="of:=IF(AND([.S$3]&gt;[.$C12];[.S$3]&lt;=[.$C13]);&quot;X&quot;;&quot;&quot;)">
            <text:p/>
          </table:table-cell>
          <table:table-cell table:formula="of:=IF(AND([.T$3]&gt;[.$C12];[.T$3]&lt;=[.$C13]);&quot;X&quot;;&quot;&quot;)">
            <text:p/>
          </table:table-cell>
          <table:table-cell table:formula="of:=IF(AND([.U$3]&gt;[.$C12];[.U$3]&lt;=[.$C13]);&quot;X&quot;;&quot;&quot;)">
            <text:p/>
          </table:table-cell>
          <table:table-cell table:formula="of:=IF(AND([.V$3]&gt;[.$C12];[.V$3]&lt;=[.$C13]);&quot;X&quot;;&quot;&quot;)">
            <text:p/>
          </table:table-cell>
          <table:table-cell table:formula="of:=IF(AND([.W$3]&gt;[.$C12];[.W$3]&lt;=[.$C13]);&quot;X&quot;;&quot;&quot;)">
            <text:p/>
          </table:table-cell>
          <table:table-cell table:formula="of:=IF(AND([.X$3]&gt;[.$C12];[.X$3]&lt;=[.$C13]);&quot;X&quot;;&quot;&quot;)">
            <text:p/>
          </table:table-cell>
          <table:table-cell table:formula="of:=IF(AND([.Y$3]&gt;[.$C12];[.Y$3]&lt;=[.$C13]);&quot;X&quot;;&quot;&quot;)">
            <text:p/>
          </table:table-cell>
          <table:table-cell table:formula="of:=IF(AND([.Z$3]&gt;[.$C12];[.Z$3]&lt;=[.$C13]);&quot;X&quot;;&quot;&quot;)">
            <text:p/>
          </table:table-cell>
          <table:table-cell table:formula="of:=IF(AND([.AA$3]&gt;[.$C12];[.AA$3]&lt;=[.$C13]);&quot;X&quot;;&quot;&quot;)">
            <text:p/>
          </table:table-cell>
          <table:table-cell table:formula="of:=IF(AND([.AB$3]&gt;[.$C12];[.AB$3]&lt;=[.$C13]);&quot;X&quot;;&quot;&quot;)">
            <text:p/>
          </table:table-cell>
          <table:table-cell table:formula="of:=IF(AND([.AC$3]&gt;[.$C12];[.AC$3]&lt;=[.$C13]);&quot;X&quot;;&quot;&quot;)">
            <text:p/>
          </table:table-cell>
          <table:table-cell table:formula="of:=IF(AND([.AD$3]&gt;[.$C12];[.AD$3]&lt;=[.$C13]);&quot;X&quot;;&quot;&quot;)">
            <text:p/>
          </table:table-cell>
          <table:table-cell table:formula="of:=IF(AND([.AE$3]&gt;[.$C12];[.AE$3]&lt;=[.$C13]);&quot;X&quot;;&quot;&quot;)">
            <text:p/>
          </table:table-cell>
        </table:table-row>
        <table:table-row table:style-name="ro1">
          <table:table-cell table:style-name="ce4" table:number-columns-repeated="4"/>
          <table:table-cell/>
          <table:table-cell table:style-name="ce4"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06:4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title>???</text:title></text:p>
        </style:region-left>
        <style:region-center>
          <text:p><text:span text:style-name="MT1"><text:sheet-name>???</text:sheet-name></text:span></text:p>
        </style:region-center>
      </style:header>
      <style:header-left style:display="false">
        <text:p><text:span text:style-name="MT1"><text:sheet-name>???</text:sheet-name></text:span></text:p>
      </style:header-left>
      <style:footer>
        <style:region-left>
          <text:p>Duane Dieterich</text:p>
        </style:region-left>
        <style:region-center>
          <text:p>Page <text:page-number>1</text:page-number> of <text:page-count>99</text:page-count></text:p>
        </style:region-center>
        <style:region-right>
          <text:p><text:date style:data-style-name="N2" text:date-value="2012-07-16">07/16/2012</text:date></text:p>
        </style:region-right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</meta:creation-date>
    <dc:creator>Duane Dieterich</dc:creator>
    <dc:date>2012-07-16T06:49:26.06</dc:date>
    <meta:editing-cycles>5</meta:editing-cycles>
    <meta:editing-duration>PT19H29M49S</meta:editing-duration>
    <meta:generator>OpenOffice.org/3.3$Win32 OpenOffice.org_project/330m20$Build-9567</meta:generator>
    <meta:document-statistic meta:table-count="1" meta:cell-count="336" meta:object-count="0"/>
  </office:meta>
</office:document-meta>
</file>